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use-window-font-color="true" style:font-name="Times New Roman" fo:font-size="10pt" officeooo:rsid="0009f3b7" officeooo:paragraph-rsid="0013494a" style:font-size-asian="10pt" style:font-size-complex="10pt"/>
    </style:style>
    <style:style style:name="P3" style:family="paragraph" style:parent-style-name="Standard">
      <style:text-properties style:use-window-font-color="true" style:font-name="Times New Roman" fo:font-size="10pt" fo:font-weight="bold" officeooo:rsid="0009f3b7" officeooo:paragraph-rsid="0013494a" style:font-size-asian="10pt" style:font-weight-asian="bold" style:font-size-complex="10pt" style:font-weight-complex="bold"/>
    </style:style>
    <style:style style:name="P4" style:family="paragraph" style:parent-style-name="Standard">
      <style:text-properties style:use-window-font-color="true" style:font-name="Times New Roman" fo:font-size="10pt" fo:font-style="normal" fo:font-weight="bold" officeooo:paragraph-rsid="0011daf8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top="0cm" fo:margin-bottom="0.3cm" loext:contextual-spacing="false" fo:padding="0cm" fo:border-left="none" fo:border-right="none" fo:border-top="none" fo:border-bottom="0.99pt solid #000000" style:shadow="none" style:writing-mode="lr-tb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10860e"/>
    </style:style>
    <style:style style:name="T1" style:family="text">
      <style:text-properties style:use-window-font-color="true" style:font-name="Times New Roman" fo:font-size="16pt" fo:font-style="italic" fo:font-weight="bold" officeooo:rsid="0010860e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0c2a65"/>
    </style:style>
    <style:style style:name="T3" style:family="text">
      <style:text-properties officeooo:rsid="001f3e80"/>
    </style:style>
    <style:style style:name="T4" style:family="text">
      <style:text-properties style:font-name="Times New Roman"/>
    </style:style>
    <style:style style:name="T5" style:family="text">
      <style:text-properties fo:font-size="10pt" fo:language="fr" fo:country="FR" style:language-asian="zxx" style:country-asian="none" style:language-complex="zxx" style:country-complex="none"/>
    </style:style>
    <style:style style:name="T6" style:family="text">
      <style:text-properties fo:font-size="10pt"/>
    </style:style>
    <style:style style:name="T7" style:family="text">
      <style:text-properties fo:font-size="10pt" fo:language="fr" fo:country="FR" style:language-asian="zh" style:country-asian="CN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eeting">
        <text:p text:style-name="P6"><text:span text:style-name="T4"><office:annotation><dc:creator>Auteur inconnu</dc:creator><dc:date>2018-06-18T11:00:37</dc:date><text:p><text:span text:style-name="T5">do section- for uid in itemUids</text:span></text:p><text:p><text:span text:style-name="T5">with meeting=self.uid_catalog(UID=uid)[0].getObject()</text:span></text:p><text:p><text:span text:style-name="T5">if meeting</text:span></text:p></office:annotation></text:span><text:span text:style-name="T1"><text:text-input text:description="">meeting.Title()</text:text-input></text:span></text:p>
        <text:p text:style-name="Standard"/>
        <text:p text:style-name="P4">Composition de l'assemblée :</text:p>
        <text:p text:style-name="Standard">A<office:annotation><dc:date>2008-01-24T00:00:00</dc:date><text:p><text:span text:style-name="T6">do text</text:span></text:p><text:p><text:span text:style-name="T6">from xhtml(meeting.getAssembly())</text:span></text:p></office:annotation>ssembly</text:p>
        <text:section text:style-name="Sect1" text:name="excuse">
          <text:p text:style-name="P3"><office:annotation><dc:creator>André NUYENS</dc:creator><dc:date>2018-06-14T14:32:24</dc:date><loext:sender-initials>AN</loext:sender-initials><text:p><text:span text:style-name="T5">do section- with excused=meeting.</text:span><text:span text:style-name="T7">getAssemblyExcused</text:span><text:span text:style-name="T5">()</text:span></text:p><text:p><text:span text:style-name="T5">if excused</text:span></text:p></office:annotation></text:p>
          <text:p text:style-name="P3">Excusé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excused)</text:span></text:p></office:annotation>excused</text:p>
        </text:section>
        <text:section text:style-name="Sect1" text:name="absents">
          <text:p text:style-name="P3"><office:annotation><dc:creator>André NUYENS</dc:creator><dc:date>2018-06-14T14:32:24</dc:date><loext:sender-initials>AN</loext:sender-initials><text:p><text:span text:style-name="T5">do section- with absents=meeting.</text:span><text:span text:style-name="T7">getAssemblyAbsents</text:span><text:span text:style-name="T5">()</text:span></text:p><text:p><text:span text:style-name="T5">if absents</text:span></text:p></office:annotation></text:p>
          <text:p text:style-name="P3"><text:span text:style-name="T2">Absent</text:span>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</text:span><text:span text:style-name="T5">absents</text:span><text:span text:style-name="T6">)</text:span></text:p></office:annotation><text:span text:style-name="T3">absent</text:span></text:p>
        </text:section>
        <text:p text:style-name="P5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lignTableCenter" style:family="paragraph" style:parent-style-name="Standard" style:class="text">
      <style:paragraph-properties fo:text-align="center" style:justify-single-word="false"/>
    </style:style>
    <style:style style:name="alignTableLeft" style:family="paragraph" style:parent-style-name="Standard" style:class="text"/>
    <style:style style:name="alignTableRight" style:family="paragraph" style:parent-style-name="Standard" style:class="text">
      <style:paragraph-properties fo:text-align="end" style:justify-single-word="false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ext-input text:description="">meetingConfig.Title()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7-19T08:54:36</meta:creation-date>
    <dc:date>2019-04-19T09:54:18.423917796</dc:date>
    <dc:language>fr-FR</dc:language>
    <meta:editing-cycles>113</meta:editing-cycles>
    <meta:editing-duration>PT4H3M48S</meta:editing-duration>
    <meta:document-statistic meta:table-count="0" meta:image-count="0" meta:object-count="0" meta:page-count="1" meta:paragraph-count="10" meta:word-count="17" meta:character-count="117" meta:non-whitespace-character-count="112"/>
    <meta:user-defined meta:name="Info 1"/>
    <meta:user-defined meta:name="Info 2"/>
    <meta:user-defined meta:name="Info 3"/>
    <meta:user-defined meta:name="Info 4"/>
  </office:meta>
</office:document-meta>
</file>